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45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105cm" svg:height="12.693cm" svg:x="15.8cm" svg:y="0.373cm">
            <draw:object draw:notify-on-update-of-ranges="Sheet1.A1:Sheet1.A1 Sheet1.A2:Sheet1.A26 Sheet1.C1:Sheet1.C1 Sheet1.C2:Sheet1.C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odel name</text:p>
          </table:table-cell>
          <table:table-cell office:value-type="string">
            <text:p>Steady state found</text:p>
          </table:table-cell>
          <table:table-cell office:value-type="string">
            <text:p>Number of paces</text:p>
          </table:table-cell>
        </table:table-row>
        <table:table-row table:style-name="ro1">
          <table:table-cell office:value-type="string">
            <text:p>beeler_reuter_model_19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uo_rudy_19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slanidi_atrial_model_2009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shannon_wang_puglisi_weber_bers_2004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matsuoka_model_2003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fox_mcharg_gilmour_2002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grandi_pasqualini_bers_2010_ss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nygren_atrial_model_1998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grandi_pasqualini_bers_2010_ss_endo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string">
            <text:p>corrias_purkinje_2011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carro_2011_endo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string">
            <text:p>carro_2011_epi</text:p>
          </table:table-cell>
          <table:table-cell office:value-type="float" office:value="1">
            <text:p>1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string">
            <text:p>mahajan_shiferaw_2008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ten_tusscher_model_2006_M</text:p>
          </table:table-cell>
          <table:table-cell office:value-type="float" office:value="1">
            <text:p>1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string">
            <text:p>ohara_rudy_2011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ten_tusscher_model_2006_endo</text:p>
          </table:table-cell>
          <table:table-cell office:value-type="float" office:value="1">
            <text:p>1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ten_tusscher_model_2006_epi</text:p>
          </table:table-cell>
          <table:table-cell office:value-type="float" office:value="1">
            <text:p>1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string">
            <text:p>maleckar_model_2009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string">
            <text:p>livshitz_rudy_2007</text:p>
          </table:table-cell>
          <table:table-cell office:value-type="float" office:value="1">
            <text:p>1</text:p>
          </table:table-cell>
          <table:table-cell office:value-type="float" office:value="1326">
            <text:p>1326</text:p>
          </table:table-cell>
        </table:table-row>
        <table:table-row table:style-name="ro1">
          <table:table-cell office:value-type="string">
            <text:p>ten_tusscher_model_2004_epi</text:p>
          </table:table-cell>
          <table:table-cell office:value-type="float" office:value="1">
            <text:p>1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string">
            <text:p>fink_noble_giles_model_2008</text:p>
          </table:table-cell>
          <table:table-cell office:value-type="float" office:value="1">
            <text:p>1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string">
            <text:p>ten_tusscher_model_2004_endo</text:p>
          </table:table-cell>
          <table:table-cell office:value-type="float" office:value="1">
            <text:p>1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string">
            <text:p>ten_tusscher_model_2004_M</text:p>
          </table:table-cell>
          <table:table-cell office:value-type="float" office:value="1">
            <text:p>1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string">
            <text:p>iyer_2004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</table:table-row>
        <table:table-row table:style-name="ro1">
          <table:table-cell office:value-type="string">
            <text:p>iyer_model_2007</text:p>
          </table:table-cell>
          <table:table-cell office:value-type="float" office:value="1">
            <text:p>1</text:p>
          </table:table-cell>
          <table:table-cell office:value-type="float" office:value="4370">
            <text:p>4370</text:p>
          </table:table-cell>
        </table:table-row>
        <table:table-row table:style-name="ro1">
          <table:table-cell office:value-type="string">
            <text:p>aslanidi_Purkinje_model_200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benson_epicardial_2008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bondarenko_szigeti_bett_kim_rasmusson_2004_apical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bondarenko_szigeti_bett_kim_rasmusson_2004_septal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courtemanche_ramirez_nattel_1998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decker_200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earm_noble_model_199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espinosa_model_1998_normal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faber_rudy_2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lgemann_noble_model_198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und_rudy_2004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iribe_model_2006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jafri_rice_winslow_model_1998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li_mouse_20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lindblad_model_1996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luo_rudy_1994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noble_model_199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noble_model_1998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pandit_clark_giles_demir_2001_endocardial_cell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pandit_clark_giles_demir_2001_epicardial_cell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pasek_simurda_orchard_christe_2008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priebe_beuckelmann_1998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sakmann_model_2000_epi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viswanathan_model_1999_epi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winslow_model_199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7T09:35:47.50</dc:date>
    <meta:generator>LibreOffice/3.5$Windows_x86 LibreOffice_project/235ab8a-3802056-4a8fed3-2d66ea8-e241b80</meta:generator>
    <meta:editing-duration>PT6M38S</meta:editing-duration>
    <meta:editing-cycles>2</meta:editing-cycles>
    <meta:document-statistic meta:table-count="1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Times New Roman'" style:font-style-name="Regular" style:font-family-generic="roman" fo:font-size="10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Regular" style:font-family-generic="roman"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family="'Times New Roman'" style:font-style-name="Regular" style:font-family-generic="roman" fo:font-size="8pt" style:font-size-asian="10pt" style:font-size-complex="10pt"/>
    </style:style>
    <style:style style:name="ch6" style:family="chart">
      <style:chart-properties style:rotation-angle="0"/>
      <style:text-properties fo:font-family="'Times New Roman'" style:font-style-name="Regular" style:font-family-generic="roman" fo:font-size="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06cm" svg:height="12.694cm" xlink:href=".." xlink:type="simple" chart:class="chart:bar" chart:style-name="ch1">
        <chart:title svg:x="5.663cm" svg:y="0.091cm" chart:style-name="ch2">
          <text:p>Time to steady-state at 1s pacing</text:p>
        </chart:title>
        <chart:plot-area chart:style-name="ch3" table:cell-range-address="Sheet1.A1:Sheet1.A26 Sheet1.C1:Sheet1.C26" chart:data-source-has-labels="both" svg:x="0.079cm" svg:y="0.852cm" svg:width="15.898cm" svg:height="11.14cm">
          <chartooo:coordinate-region svg:x="5.331cm" svg:y="0.852cm" svg:width="10.327cm" svg:height="10.52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title svg:x="6.856cm" svg:y="12.027cm" chart:style-name="ch6">
              <text:p>Number of paces</text:p>
            </chart:title>
            <chart:grid chart:style-name="ch7" chart:class="major"/>
          </chart:axis>
          <chart:series chart:style-name="ch8" chart:values-cell-range-address="Sheet1.C2:Sheet1.C26" chart:label-cell-address="Sheet1.C1:Sheet1.C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ac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eler_reuter_model_1977</text:p>
                <draw:g>
                  <svg:desc>Sheet1.A2:Sheet1.A26</svg:desc>
                </draw:g>
              </table:table-cell>
              <table:table-cell office:value-type="float" office:value="4">
                <text:p>4</text:p>
                <draw:g>
                  <svg:desc>Sheet1.C2:Sheet1.C26</svg:desc>
                </draw:g>
              </table:table-cell>
            </table:table-row>
            <table:table-row>
              <table:table-cell office:value-type="string">
                <text:p>luo_rudy_1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slanidi_atrial_model_200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shannon_wang_puglisi_weber_bers_200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matsuoka_model_200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fox_mcharg_gilmour_200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grandi_pasqualini_bers_2010_ss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nygren_atrial_model_199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grandi_pasqualini_bers_2010_ss_endo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corrias_purkinje_201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carro_2011_endo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carro_2011_epi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mahajan_shiferaw_200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ten_tusscher_model_2006_M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ohara_rudy_201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ten_tusscher_model_2006_endo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ten_tusscher_model_2006_epi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maleckar_model_200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livshitz_rudy_200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ten_tusscher_model_2004_epi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fink_noble_giles_model_2008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ten_tusscher_model_2004_endo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ten_tusscher_model_2004_M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iyer_200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iyer_model_2007</text:p>
              </table:table-cell>
              <table:table-cell office:value-type="float" office:value="4370">
                <text:p>43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